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font-name="Arial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" style:family="text">
      <style:text-properties style:font-name="Menlo" fo:font-size="6.80000019073486pt" fo:font-weight="normal" fo:background-color="#1e1e1e" loext:char-shading-value="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dentificar y explicar en forma resumida las siguientes etiquetas del</text:p>
      <text:p text:style-name="P1">documento HTML de una página web: &lt;title&gt;, &lt;a&gt;, &lt;p&gt;, &lt;head&gt;. Asimismo,</text:p>
      <text:p text:style-name="P1">los siguientes atributos de BeautifulSoup: title, title.name, title.string,</text:p>
      <text:p text:style-name="P1">title.parent.name, find_all, find, get, get_text, prettify, contents.</text:p>
      <text:p text:style-name="P1"/>
      <text:p text:style-name="P2">Etiquetas html:</text:p>
      <text:p text:style-name="P1"><text:span text:style-name="T2">&lt;title&gt;:</text:span> define el título de la página. </text:p>
      <text:p text:style-name="P1"><text:span text:style-name="T2">&lt;a&gt;:</text:span> elemento que define hipervínculos, dentro o fuera del sitio web. </text:p>
      <text:p text:style-name="P1"><text:span text:style-name="T2">&lt;p&gt;:</text:span> Tag para párrafos, especifica que el contenido es una línea de texto. </text:p>
      <text:p text:style-name="P1"><text:span text:style-name="T2">&lt;head&gt;:</text:span> elemento que funciona como contenedor de toda la información cabecera del documento HTML, que no se muestra directamente al usuario (keywords, descripciones de página, stilos, etc.).</text:p>
      <text:p text:style-name="P1"/>
      <text:p text:style-name="P3">Atributos de BeautifulSoup:</text:p>
      <text:p text:style-name="P1"><text:span text:style-name="T2">title:</text:span> Retorna información dentro del tag &lt;title&gt; incluyendo el tag</text:p>
      <text:p text:style-name="P1"><text:span text:style-name="T2">title.name:</text:span> retorna el nombre del tag</text:p>
      <text:p text:style-name="P1"><text:span text:style-name="T2">title.string:</text:span> Retorna la información dentro del tag &lt;title&gt; excluyendo el tag</text:p>
      <text:p text:style-name="P1"><text:span text:style-name="T2">title.parent.name:</text:span> Retorna el head</text:p>
      <text:p text:style-name="P1"><text:span text:style-name="T2">find_all:</text:span> Halla todos los elementos dentro de un tag determinado. Útil para extraer links dentro del tag &lt;a&gt;</text:p>
      <text:p text:style-name="P1"><text:span text:style-name="T2">find:</text:span> Halla elementos dentro de un tag dada alguna información en particular</text:p>
      <text:p text:style-name="P1"><text:span text:style-name="T2">get:</text:span> Halla elementos encontrados dentro de un tag, útil para llara URLs dentro del tag &lt;a&gt;. </text:p>
      <text:p text:style-name="P1"><text:span text:style-name="T2">get_text:</text:span> Retorna el texto de un documento o un tag en formato cadena. </text:p>
      <text:p text:style-name="P1"><text:span text:style-name="T2">prettify:</text:span> Útil para solucionar problemas de encoding, especialmente con UTF-8</text:p>
      <text:p text:style-name="P1"><text:span text:style-name="T2">contents:</text:span> Retorna todos los tags hijos dentro de un tag mayor en formato de lista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11-30T23:09:22.776390186</meta:creation-date>
    <dc:date>2022-11-30T23:12:32.719458411</dc:date>
    <meta:editing-duration>PT3M10S</meta:editing-duration>
    <meta:editing-cycles>1</meta:editing-cycles>
    <meta:document-statistic meta:table-count="0" meta:image-count="0" meta:object-count="0" meta:page-count="1" meta:paragraph-count="20" meta:word-count="214" meta:character-count="1420" meta:non-whitespace-character-count="1221"/>
    <meta:generator>LibreOffice/7.3.5.2$MacOSX_X86_64 LibreOffice_project/184fe81b8c8c30d8b5082578aee2fed2ea847c01</meta:generator>
  </office:meta>
</office:document-meta>
</file>